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0.683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fo:border-bottom="0.74pt solid #000000" fo:background-color="#3faf46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0.74pt solid #000000" fo:background-color="#3faf4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5983b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gr1" style:family="graphic" style:parent-style-name="Default">
      <style:graphic-properties svg:stroke-width="0.1cm" svg:stroke-color="#ed4c05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svg:stroke-width="0.1cm" svg:stroke-color="#000000" draw:marker-start-width="0.35cm" draw:marker-end="Arrow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svg:stroke-width="0.1cm" svg:stroke-color="#ed4c05" draw:marker-start-width="0.35cm" draw:marker-end="Arrow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5" style:family="graphic" style:parent-style-name="Default">
      <style:graphic-properties svg:stroke-width="0.1cm" svg:stroke-color="#ed4c05" draw:marker-start-width="0.35cm" draw:marker-end="Arrow" draw:marker-end-width="0.35cm" draw:textarea-horizontal-align="center" draw:textarea-vertical-align="middle" fo:padding-top="0.05cm" fo:padding-bottom="0.05cm" fo:padding-left="0.05cm" fo:padding-right="0.05cm" loext:decorative="false"/>
      <style:paragraph-properties style:writing-mode="lr-tb"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path draw:z-index="0" draw:name="Curva de Bézier 1" draw:style-name="gr1" draw:text-style-name="P1" svg:width="1.035cm" svg:height="0.814cm" draw:transform="rotate (0.836710843406082) translate (4.58995811626218cm 6.59706948373335cm)" svg:viewBox="0 0 1036 815" svg:d="M0 815c181-13 383 23 541-76 127-80 293-171 288-354-2-49 269-569-18-245-215 242 146 267 225 189l-30-178-63-130-19-21">
            <text:p/>
          </draw:path>
          <draw:line draw:z-index="1" draw:name="Linha vertical 1" draw:style-name="gr2" draw:text-style-name="P1" svg:x1="17.993cm" svg:y1="1.28cm" svg:x2="17.993cm" svg:y2="0.768cm">
            <text:p/>
          </draw:line>
          <draw:line draw:z-index="2" draw:name="Linha vertical 2" draw:style-name="gr3" draw:text-style-name="P1" svg:x1="18.616cm" svg:y1="1.31cm" svg:x2="18.616cm" svg:y2="0.783cm">
            <text:p/>
          </draw:line>
          <draw:line draw:z-index="3" draw:name="Linha vertical 3" draw:style-name="gr4" draw:text-style-name="P1" svg:x1="18.587cm" svg:y1="1.685cm" svg:x2="18.587cm" svg:y2="1.234cm">
            <text:p/>
          </draw:line>
          <draw:path draw:z-index="4" draw:name="Curva de Bézier 2" draw:style-name="gr1" draw:text-style-name="P1" svg:width="0.466cm" svg:height="0.15cm" draw:transform="rotate (1.5707963267949) translate (5.705cm 7.12cm)" svg:viewBox="0 0 467 151" svg:d="M0 136c157-21 312 43 467 0l-106-136">
            <text:p/>
          </draw:path>
          <draw:path draw:z-index="5" draw:name="Curva de Bézier 3" draw:style-name="gr1" draw:text-style-name="P1" svg:width="0.83cm" svg:height="1.061cm" draw:transform="rotate (0.509636141582344) translate (6.02883452217881cm 4.96779849165303cm)" svg:viewBox="0 0 831 1062" svg:d="M0 1052c166 35 386-16 455-195 58-151 181-272 195-442 7-75-21-612-111-235-42 174 538-51 168-114l-119-66">
            <text:p/>
          </draw:path>
          <draw:path draw:z-index="6" draw:name="Curva de Bézier 4" draw:style-name="gr1" draw:text-style-name="P1" svg:width="0.342cm" svg:height="0.618cm" draw:transform="rotate (0.41556289489985) translate (6.56767490812487cm 6.26906134437979cm)" svg:viewBox="0 0 343 619" svg:d="M110 23c196-101 251 150 205 321-68 256-587-21-126 60l102 143 52 72">
            <text:p/>
          </draw:path>
          <draw:line draw:z-index="7" draw:name="Linha vertical 4" draw:style-name="gr2" draw:text-style-name="P1" svg:x1="18.541cm" svg:y1="3.056cm" svg:x2="18.541cm" svg:y2="2.544cm">
            <text:p/>
          </draw:line>
          <draw:line draw:z-index="8" draw:name="Linha vertical 5" draw:style-name="gr3" draw:text-style-name="P1" svg:x1="19.223cm" svg:y1="3.086cm" svg:x2="19.223cm" svg:y2="2.559cm">
            <text:p/>
          </draw:line>
          <draw:line draw:z-index="9" draw:name="Linha vertical 6" draw:style-name="gr4" draw:text-style-name="P1" svg:x1="19.224cm" svg:y1="3.49cm" svg:x2="19.224cm" svg:y2="3.039cm">
            <text:p/>
          </draw:line>
          <draw:line draw:z-index="10" draw:name="Linha vertical 7" draw:style-name="gr2" draw:text-style-name="P1" svg:x1="19.208cm" svg:y1="4.832cm" svg:x2="19.208cm" svg:y2="4.32cm">
            <text:p/>
          </draw:line>
          <draw:line draw:z-index="11" draw:name="Linha vertical 8" draw:style-name="gr3" draw:text-style-name="P1" svg:x1="19.935cm" svg:y1="4.922cm" svg:x2="19.935cm" svg:y2="4.395cm">
            <text:p/>
          </draw:line>
          <draw:line draw:z-index="12" draw:name="Linha vertical 9" draw:style-name="gr4" draw:text-style-name="P1" svg:x1="19.951cm" svg:y1="5.312cm" svg:x2="19.951cm" svg:y2="4.861cm">
            <text:p/>
          </draw:line>
          <draw:path draw:z-index="13" draw:name="Curva de Bézier 5" draw:style-name="gr1" draw:text-style-name="P1" svg:width="0.664cm" svg:height="0.541cm" draw:transform="rotate (1.06674523881893) translate (8.26870972191134cm 5.05349681740433cm)" svg:viewBox="0 0 665 542" svg:d="M0 539c168 16 343-40 466-154 71-65 381-472 15-284l139 96 45-197">
            <text:p/>
          </draw:path>
          <draw:path draw:z-index="14" draw:name="Curva de Bézier 6" draw:style-name="gr1" draw:text-style-name="P1" svg:width="0.174cm" svg:height="0.519cm" draw:transform="rotate (0.11065387457644) translate (9.16783463810338cm 4.76136697273472cm)" svg:viewBox="0 0 175 520" svg:d="M11 27c243-160 43 454-8 210-41-193 360 325 59 280l-57-22">
            <text:p/>
          </draw:path>
          <draw:line draw:z-index="15" draw:name="Linha vertical 10" draw:style-name="gr2" draw:text-style-name="P1" svg:x1="19.331cm" svg:y1="6.774cm" svg:x2="19.331cm" svg:y2="6.262cm">
            <text:p/>
          </draw:line>
          <draw:line draw:z-index="16" draw:name="Linha vertical 11" draw:style-name="gr3" draw:text-style-name="P1" svg:x1="20.648cm" svg:y1="6.713cm" svg:x2="20.648cm" svg:y2="6.186cm">
            <text:p/>
          </draw:line>
          <draw:line draw:z-index="17" draw:name="Linha vertical 12" draw:style-name="gr4" draw:text-style-name="P1" svg:x1="20.635cm" svg:y1="7.208cm" svg:x2="20.635cm" svg:y2="6.757cm">
            <text:p/>
          </draw:line>
          <draw:path draw:z-index="18" draw:name="Curva de Bézier 7" draw:style-name="gr1" draw:text-style-name="P1" svg:width="0.675cm" svg:height="0.611cm" draw:transform="rotate (0.780685774417064) translate (8.2216096377916cm 3.57155300729837cm)" svg:viewBox="0 0 676 612" svg:d="M0 609c178 24 352-75 447-215 36-53 210-614-45-298-97 121 452 373 214 42l-86-107">
            <text:p/>
          </draw:path>
          <draw:path draw:z-index="19" draw:name="Curva de Bézier 8" draw:style-name="gr1" draw:text-style-name="P1" svg:width="0.492cm" svg:height="0.505cm" draw:transform="rotate (1.5707963267949) translate (8.9443233258045cm 4.049cm)" svg:viewBox="0 0 493 506" svg:d="M0 325c161-13 352 48 482-45 81-58-324-503-271-136l30 151 30 151 15 60">
            <text:p/>
          </draw:path>
          <draw:path draw:z-index="20" draw:name="Curva de Bézier 9" draw:style-name="gr1" draw:text-style-name="P1" svg:width="0.652cm" svg:height="0.334cm" draw:transform="rotate (1.36694187016196) translate (11.2188676440845cm 6.56916649919226cm)" svg:viewBox="0 0 653 335" svg:d="M0 335c166 4 325-45 481-130 517-283-405-227 99-36l73-169">
            <text:p/>
          </draw:path>
          <draw:path draw:z-index="21" draw:name="Curva de Bézier 10" draw:style-name="gr1" draw:text-style-name="P1" svg:width="0.271cm" svg:height="0.441cm" draw:transform="rotate (-3.14159265358979) translate (12.214cm 6.789cm)" svg:viewBox="0 0 272 442" svg:d="M46 407c165 163 355-313 60-151l-106-165 151-91 121 45">
            <text:p/>
          </draw:path>
          <draw:line draw:z-index="22" draw:name="Linha vertical 13" draw:style-name="gr2" draw:text-style-name="P1" svg:x1="21.317cm" svg:y1="8.444cm" svg:x2="21.317cm" svg:y2="7.932cm">
            <text:p/>
          </draw:line>
          <draw:line draw:z-index="23" draw:name="Linha vertical 14" draw:style-name="gr3" draw:text-style-name="P1" svg:x1="22.001cm" svg:y1="8.504cm" svg:x2="22.001cm" svg:y2="7.977cm">
            <text:p/>
          </draw:line>
          <draw:line draw:z-index="24" draw:name="Linha vertical 15" draw:style-name="gr5" draw:text-style-name="P1" svg:x1="22.005cm" svg:y1="8.97cm" svg:x2="22.005cm" svg:y2="8.519cm">
            <text:p text:style-name="P1"/>
          </draw:line>
          <draw:path draw:z-index="25" draw:name="Curva de Bézier 11" draw:style-name="gr1" draw:text-style-name="P1" svg:width="0.58cm" svg:height="0.371cm" draw:transform="rotate (1.19031454986013) translate (11.7401183062446cm 5.1478569642646cm)" svg:viewBox="0 0 581 372" svg:d="M0 364c183 48 307-132 455-198 390-173-286-271-42 16l135-70 33-78">
            <text:p/>
          </draw:path>
          <draw:path draw:z-index="26" draw:name="Curva de Bézier 12" draw:style-name="gr1" draw:text-style-name="P1" svg:width="0.297cm" svg:height="0.263cm" draw:transform="rotate (-2.82202286754963) translate (12.6373189490531cm 5.33363214964607cm)" svg:viewBox="0 0 298 264" svg:d="M0 243c130 95 483-159 176-243l-61 139 80 42">
            <text:p/>
          </draw:path>
          <draw:line draw:z-index="27" draw:name="Linha vertical 16" draw:style-name="gr2" draw:text-style-name="P1" svg:x1="22.075cm" svg:y1="10.28cm" svg:x2="22.075cm" svg:y2="9.768cm">
            <text:p/>
          </draw:line>
          <draw:line draw:z-index="28" draw:name="Linha vertical 17" draw:style-name="gr3" draw:text-style-name="P1" svg:x1="22.697cm" svg:y1="10.325cm" svg:x2="22.697cm" svg:y2="9.798cm">
            <text:p/>
          </draw:line>
          <draw:line draw:z-index="29" draw:name="Linha vertical 18" draw:style-name="gr5" draw:text-style-name="P1" svg:x1="22.701cm" svg:y1="10.701cm" svg:x2="22.701cm" svg:y2="10.25cm">
            <text:p/>
          </draw:line>
          <draw:path draw:z-index="30" draw:name="Curva de Bézier 13" draw:style-name="gr1" draw:text-style-name="P1" svg:width="0.914cm" svg:height="0.24cm" draw:transform="rotate (2.11115026321234) translate (15.4489434173675cm 5.43701566605115cm)" svg:viewBox="0 0 915 241" svg:d="M0 239c202 15 400-46 588-104 79-24 630-108 100-134-439-21 4 383 128 77l47-78">
            <text:p/>
          </draw:path>
          <draw:path draw:z-index="31" draw:name="Curva de Bézier 14" draw:style-name="gr1" draw:text-style-name="P1" svg:width="0.159cm" svg:height="0.354cm" draw:transform="rotate (-0.109781209950443) translate (16.0082066782135cm 4.74290772046216cm)" svg:viewBox="0 0 160 355" svg:d="M0 29c296-138 95 254 66 326">
            <text:p/>
          </draw:path>
          <draw:line draw:z-index="32" draw:name="Linha vertical 19" draw:style-name="gr2" draw:text-style-name="P1" svg:x1="23.349cm" svg:y1="12.116cm" svg:x2="23.349cm" svg:y2="11.604cm">
            <text:p/>
          </draw:line>
          <draw:line draw:z-index="33" draw:name="Linha vertical 20" draw:style-name="gr3" draw:text-style-name="P1" svg:x1="24.095cm" svg:y1="12.161cm" svg:x2="24.095cm" svg:y2="11.634cm">
            <text:p/>
          </draw:line>
          <draw:line draw:z-index="34" draw:name="Linha vertical 21" draw:style-name="gr5" draw:text-style-name="P1" svg:x1="24.067cm" svg:y1="12.597cm" svg:x2="24.067cm" svg:y2="12.146cm">
            <text:p/>
          </draw:line>
          <draw:path draw:z-index="35" draw:name="Curva de Bézier 15" draw:style-name="gr1" draw:text-style-name="P1" svg:width="0.528cm" svg:height="0.349cm" draw:transform="rotate (1.43029732200935) translate (13.3256456461935cm 3.77515624179845cm)" svg:viewBox="0 0 529 350" svg:d="M0 349c181 11 596-47 488-207-316-463 98 395 34-81l-157 69">
            <text:p/>
          </draw:path>
          <draw:path draw:z-index="36" draw:name="Curva de Bézier 16" draw:style-name="gr1" draw:text-style-name="P1" svg:width="0.559cm" svg:height="0.417cm" draw:transform="rotate (2.3073252711365) translate (14.2968750000657cm 3.8125696389469cm)" svg:viewBox="0 0 560 418" svg:d="M328 205c316-255 292 416 27 148-120-121-50-487-355-302l94 187 172 35 95-37z">
            <text:p/>
          </draw:path>
          <draw:line draw:z-index="37" draw:name="Linha vertical 22" draw:style-name="gr2" draw:text-style-name="P1" svg:x1="22.771cm" svg:y1="13.892cm" svg:x2="22.771cm" svg:y2="13.38cm">
            <text:p/>
          </draw:line>
          <draw:line draw:z-index="38" draw:name="Linha vertical 23" draw:style-name="gr3" draw:text-style-name="P1" svg:x1="24.259cm" svg:y1="13.922cm" svg:x2="24.259cm" svg:y2="13.395cm">
            <text:p/>
          </draw:line>
          <draw:line draw:z-index="39" draw:name="Linha vertical 24" draw:style-name="gr5" draw:text-style-name="P1" svg:x1="24.247cm" svg:y1="14.358cm" svg:x2="24.247cm" svg:y2="13.907cm">
            <text:p/>
          </draw:line>
          <draw:path draw:z-index="40" draw:name="Curva de Bézier 17" draw:style-name="gr1" draw:text-style-name="P1" svg:width="0.636cm" svg:height="0.92cm" draw:transform="rotate (0.124441975667196) translate (14.6442627403163cm 1.90574452000964cm)" svg:viewBox="0 0 637 921" svg:d="M0 916c165 20 334-20 483-91 187-90 171-313 119-470-35-109-328-527-316-147 5 176 573 11 187-158l-146-48-15-2">
            <text:p/>
          </draw:path>
          <draw:path draw:z-index="41" draw:name="Curva de Bézier 18" draw:style-name="gr1" draw:text-style-name="P1" svg:width="0.381cm" svg:height="0.769cm" draw:transform="rotate (-0.124441975667196) translate (15.9122035831719cm 2.12048803398533cm)" svg:viewBox="0 0 382 770" svg:d="M6 760c193 60 356-146 370-320 13-157 25-369-191-430-248-72-223 279-65 326l152-4 102-150">
            <text:p/>
          </draw:path>
          <draw:line draw:z-index="42" draw:name="Linha vertical 25" draw:style-name="gr2" draw:text-style-name="P1" svg:x1="20.618cm" svg:y1="15.713cm" svg:x2="20.618cm" svg:y2="15.201cm">
            <text:p/>
          </draw:line>
          <draw:line draw:z-index="43" draw:name="Linha vertical 26" draw:style-name="gr3" draw:text-style-name="P1" svg:x1="24.185cm" svg:y1="15.728cm" svg:x2="24.185cm" svg:y2="15.201cm">
            <text:p/>
          </draw:line>
          <draw:line draw:z-index="44" draw:name="Linha vertical 27" draw:style-name="gr5" draw:text-style-name="P1" svg:x1="24.171cm" svg:y1="16.134cm" svg:x2="24.171cm" svg:y2="15.683cm">
            <text:p/>
          </draw:line>
        </table:shapes>
        <table:table-column table:style-name="co1" table:default-cell-style-name="ce1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4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5" table:number-columns-repeated="23" table:default-cell-style-name="ce1"/>
        <table:table-row table:style-name="ro1">
          <table:table-cell/>
          <table:table-cell table:style-name="ce1" table:number-columns-repeated="5"/>
          <table:table-cell table:style-name="ce4" office:value-type="float" office:value="74" calcext:value-type="float">
            <text:p>7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8" calcext:value-type="float">
            <text:p>58</text:p>
          </table:table-cell>
          <table:table-cell table:style-name="ce7" office:value-type="string" calcext:value-type="string">
            <text:p>vet_orig</text:p>
          </table:table-cell>
          <table:table-cell/>
          <table:table-cell table:style-name="ce1"/>
          <table:table-cell/>
          <table:table-cell table:style-name="ce4" office:value-type="float" office:value="74" calcext:value-type="float">
            <text:p>74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vet_aux</text:p>
          </table:table-cell>
          <table:table-cell office:value-type="string" calcext:value-type="string">
            <text:p>1ª rodada</text:p>
          </table:table-cell>
          <table:table-cell table:number-columns-repeated="22"/>
        </table:table-row>
        <table:table-row table:style-name="ro1">
          <table:table-cell/>
          <table:table-cell table:style-name="ce1" table:number-columns-repeated="5"/>
          <table:table-cell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/>
          <table:table-cell table:style-name="ce1"/>
          <table:table-cell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 table:number-columns-repeated="23"/>
        </table:table-row>
        <table:table-row table:style-name="ro1">
          <table:table-cell/>
          <table:table-cell table:style-name="ce1" table:number-columns-repeated="16"/>
          <table:table-cell/>
          <table:table-cell table:style-name="ce1"/>
          <table:table-cell table:number-columns-repeated="35"/>
        </table:table-row>
        <table:table-row table:style-name="ro1">
          <table:table-cell/>
          <table:table-cell table:style-name="ce1" table:number-columns-repeated="5"/>
          <table:table-cell table:style-name="ce4" office:value-type="float" office:value="16" calcext:value-type="float">
            <text:p>1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" table:style-name="ce9" office:value-type="float" office:value="74" calcext:value-type="float">
            <text:p>7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99" calcext:value-type="float">
            <text:p>99</text:p>
          </table:table-cell>
          <table:table-cell table:style-name="ce7" office:value-type="string" calcext:value-type="string">
            <text:p>vet_orig</text:p>
          </table:table-cell>
          <table:table-cell/>
          <table:table-cell table:style-name="ce1"/>
          <table:table-cell table:number-columns-repeated="35"/>
        </table:table-row>
        <table:table-row table:style-name="ro1">
          <table:table-cell office:value-type="string" calcext:value-type="string">
            <text:p>pon_c=(0+9)/2=4</text:p>
          </table:table-cell>
          <table:table-cell table:style-name="ce1" table:number-columns-repeated="5"/>
          <table:table-cell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/>
          <table:table-cell table:style-name="ce1"/>
          <table:table-cell/>
          <table:table-cell table:style-name="ce4" office:value-type="float" office:value="20" calcext:value-type="float">
            <text:p>20</text:p>
          </table:table-cell>
          <table:table-cell table:number-columns-repeated="2" table:style-name="ce9" office:value-type="float" office:value="74" calcext:value-type="float">
            <text:p>74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vet_aux</text:p>
          </table:table-cell>
          <table:table-cell office:value-type="string" calcext:value-type="string">
            <text:p>2ª rodada</text:p>
          </table:table-cell>
          <table:table-cell table:number-columns-repeated="22"/>
        </table:table-row>
        <table:table-row table:style-name="ro1">
          <table:table-cell/>
          <table:table-cell table:style-name="ce1" table:number-columns-repeated="16"/>
          <table:table-cell/>
          <table:table-cell table:style-name="ce1"/>
          <table:table-cell/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 table:number-columns-repeated="23"/>
        </table:table-row>
        <table:table-row table:style-name="ro1">
          <table:table-cell/>
          <table:table-cell table:style-name="ce1" table:number-columns-repeated="3"/>
          <table:table-cell table:style-name="ce4" office:value-type="float" office:value="20" calcext:value-type="float">
            <text:p>20</text:p>
          </table:table-cell>
          <table:table-cell table:number-columns-repeated="2" table:style-name="ce9" office:value-type="float" office:value="74" calcext:value-type="float">
            <text:p>74</text:p>
          </table:table-cell>
          <table:table-cell table:style-name="ce9" office:value-type="float" office:value="81" calcext:value-type="float">
            <text:p>81</text:p>
          </table:table-cell>
          <table:table-cell table:style-name="ce7" office:value-type="float" office:value="87" calcext:value-type="float">
            <text:p>87</text:p>
          </table:table-cell>
          <table:table-cell table:style-name="ce1" table:number-columns-repeated="2"/>
          <table:table-cell table:style-name="ce4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8" calcext:value-type="float">
            <text:p>58</text:p>
          </table:table-cell>
          <table:table-cell table:style-name="ce7" office:value-type="float" office:value="99" calcext:value-type="float">
            <text:p>99</text:p>
          </table:table-cell>
          <table:table-cell table:style-name="ce1"/>
          <table:table-cell/>
          <table:table-cell table:style-name="ce1"/>
          <table:table-cell table:number-columns-repeated="35"/>
        </table:table-row>
        <table:table-row table:style-name="ro1">
          <table:table-cell office:value-type="string" calcext:value-type="string">
            <text:p>pon_c=(0+4)/2=2</text:p>
          </table:table-cell>
          <table:table-cell table:style-name="ce1" table:number-columns-repeated="3"/>
          <table:table-cell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" table:number-columns-repeated="2"/>
          <table:table-cell table:style-name="ce6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"/>
          <table:table-cell/>
          <table:table-cell table:style-name="ce1"/>
          <table:table-cell table:number-columns-repeated="35"/>
        </table:table-row>
        <table:table-row table:style-name="ro1">
          <table:table-cell/>
          <table:table-cell table:style-name="ce1" table:number-columns-repeated="16"/>
          <table:table-cell/>
          <table:table-cell table:style-name="ce1"/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vet_aux</text:p>
          </table:table-cell>
          <table:table-cell office:value-type="string" calcext:value-type="string">
            <text:p>3ª rodada</text:p>
          </table:table-cell>
          <table:table-cell table:number-columns-repeated="22"/>
        </table:table-row>
        <table:table-row table:style-name="ro1">
          <table:table-cell/>
          <table:table-cell table:style-name="ce1" table:number-columns-repeated="2"/>
          <table:table-cell table:style-name="ce4" office:value-type="float" office:value="20" calcext:value-type="float">
            <text:p>20</text:p>
          </table:table-cell>
          <table:table-cell table:style-name="ce9" office:value-type="float" office:value="74" calcext:value-type="float">
            <text:p>74</text:p>
          </table:table-cell>
          <table:table-cell table:style-name="ce7" office:value-type="float" office:value="74" calcext:value-type="float">
            <text:p>74</text:p>
          </table:table-cell>
          <table:table-cell table:style-name="ce1"/>
          <table:table-cell table:style-name="ce4" office:value-type="float" office:value="81" calcext:value-type="float">
            <text:p>81</text:p>
          </table:table-cell>
          <table:table-cell table:style-name="ce7" office:value-type="float" office:value="87" calcext:value-type="float">
            <text:p>87</text:p>
          </table:table-cell>
          <table:table-cell table:style-name="ce1" table:number-columns-repeated="2"/>
          <table:table-cell table:style-name="ce4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style-name="ce7" office:value-type="float" office:value="99" calcext:value-type="float">
            <text:p>99</text:p>
          </table:table-cell>
          <table:table-cell table:style-name="ce1"/>
          <table:table-cell table:style-name="ce4" office:value-type="float" office:value="44" calcext:value-type="float">
            <text:p>44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style-name="ce1"/>
          <table:table-cell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n_c=(0+2)/2=1</text:p>
          </table:table-cell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" table:number-columns-repeated="2"/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1"/>
          <table:table-cell table:number-columns-repeated="35"/>
        </table:table-row>
        <table:table-row table:style-name="ro1">
          <table:table-cell/>
          <table:table-cell table:style-name="ce1" table:number-columns-repeated="16"/>
          <table:table-cell/>
          <table:table-cell table:style-name="ce1"/>
          <table:table-cell table:number-columns-repeated="35"/>
        </table:table-row>
        <table:table-row table:style-name="ro1">
          <table:table-cell/>
          <table:table-cell table:style-name="ce1"/>
          <table:table-cell table:style-name="ce4" office:value-type="float" office:value="20" calcext:value-type="float">
            <text:p>20</text:p>
          </table:table-cell>
          <table:table-cell table:style-name="ce7" office:value-type="float" office:value="74" calcext:value-type="float">
            <text:p>74</text:p>
          </table:table-cell>
          <table:table-cell table:style-name="ce1"/>
          <table:table-cell table:style-name="ce2" office:value-type="float" office:value="74" calcext:value-type="float">
            <text:p>74</text:p>
          </table:table-cell>
          <table:table-cell table:style-name="ce1"/>
          <table:table-cell table:style-name="ce2" office:value-type="float" office:value="87" calcext:value-type="float">
            <text:p>87</text:p>
          </table:table-cell>
          <table:table-cell table:style-name="ce1"/>
          <table:table-cell table:style-name="ce2" office:value-type="float" office:value="81" calcext:value-type="float">
            <text:p>81</text:p>
          </table:table-cell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2" office:value-type="float" office:value="99" calcext:value-type="float">
            <text:p>99</text:p>
          </table:table-cell>
          <table:table-cell table:style-name="ce1"/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number-columns-repeated="2" table:style-name="ce9" office:value-type="float" office:value="74" calcext:value-type="float">
            <text:p>7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vet_aux</text:p>
          </table:table-cell>
          <table:table-cell office:value-type="string" calcext:value-type="string">
            <text:p>4ª rodad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on_c=(0+1)/1=0</text:p>
          </table:table-cell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 table:number-columns-repeated="23"/>
        </table:table-row>
        <table:table-row table:style-name="ro1">
          <table:table-cell/>
          <table:table-cell table:style-name="ce1" table:number-columns-repeated="16"/>
          <table:table-cell/>
          <table:table-cell table:style-name="ce1"/>
          <table:table-cell table:number-columns-repeated="35"/>
        </table:table-row>
        <table:table-row table:style-name="ro1">
          <table:table-cell/>
          <table:table-cell table:style-name="ce2" office:value-type="float" office:value="74" calcext:value-type="float">
            <text:p>74</text:p>
          </table:table-cell>
          <table:table-cell table:style-name="ce1"/>
          <table:table-cell table:style-name="ce2" office:value-type="float" office:value="20" calcext:value-type="float">
            <text:p>20</text:p>
          </table:table-cell>
          <table:table-cell table:style-name="ce1" table:number-columns-repeated="7"/>
          <table:table-cell table:style-name="ce2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5" calcext:value-type="float">
            <text:p>25</text:p>
          </table:table-cell>
          <table:table-cell table:style-name="ce1" table:number-columns-repeated="3"/>
          <table:table-cell/>
          <table:table-cell table:style-name="ce1"/>
          <table:table-cell table:number-columns-repeated="35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1" table:number-columns-repeated="7"/>
          <table:table-cell table:style-name="ce3" office:value-type="float" office:value="5" calcext:value-type="float">
            <text:p>5</text:p>
          </table:table-cell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4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vet_aux</text:p>
          </table:table-cell>
          <table:table-cell office:value-type="string" calcext:value-type="string">
            <text:p>5ª rodada</text:p>
          </table:table-cell>
          <table:table-cell table:number-columns-repeated="22"/>
        </table:table-row>
        <table:table-row table:style-name="ro1">
          <table:table-cell/>
          <table:table-cell table:style-name="ce1" table:number-columns-repeated="16"/>
          <table:table-cell/>
          <table:table-cell table:style-name="ce1"/>
          <table:table-cell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 table:number-columns-repeated="23"/>
        </table:table-row>
        <table:table-row table:style-name="ro1" table:number-rows-repeated="2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style-name="ce4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vet_aux</text:p>
          </table:table-cell>
          <table:table-cell office:value-type="string" calcext:value-type="string">
            <text:p>6ª rodada</text:p>
          </table:table-cell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/>
          <table:table-cell table:style-name="Default" table:number-columns-repeated="22"/>
        </table:table-row>
        <table:table-row table:style-name="ro1" table:number-rows-repeated="2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style-name="ce4" office:value-type="float" office:value="0" calcext:value-type="float">
            <text:p>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8" calcext:value-type="float">
            <text:p>58</text:p>
          </table:table-cell>
          <table:table-cell table:style-name="ce7" office:value-type="string" calcext:value-type="string">
            <text:p>vet_aux</text:p>
          </table:table-cell>
          <table:table-cell office:value-type="string" calcext:value-type="string">
            <text:p>7ª rodada</text:p>
          </table:table-cell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/>
          <table:table-cell table:style-name="Default" table:number-columns-repeated="22"/>
        </table:table-row>
        <table:table-row table:style-name="ro1" table:number-rows-repeated="2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style-name="ce4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8" calcext:value-type="float">
            <text:p>58</text:p>
          </table:table-cell>
          <table:table-cell table:style-name="ce7" office:value-type="string" calcext:value-type="string">
            <text:p>vet_aux</text:p>
          </table:table-cell>
          <table:table-cell office:value-type="string" calcext:value-type="string">
            <text:p>8ª rodada</text:p>
          </table:table-cell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/>
          <table:table-cell table:style-name="Default" table:number-columns-repeated="22"/>
        </table:table-row>
        <table:table-row table:style-name="ro1" table:number-rows-repeated="2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style-name="ce4" office:value-type="float" office:value="20" calcext:value-type="float">
            <text:p>20</text:p>
          </table:table-cell>
          <table:table-cell table:number-columns-repeated="2" table:style-name="ce9" office:value-type="float" office:value="74" calcext:value-type="float">
            <text:p>7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99" calcext:value-type="float">
            <text:p>99</text:p>
          </table:table-cell>
          <table:table-cell table:style-name="ce7" office:value-type="string" calcext:value-type="string">
            <text:p>vet_aux</text:p>
          </table:table-cell>
          <table:table-cell office:value-type="string" calcext:value-type="string">
            <text:p>9ª rodada</text:p>
          </table:table-cell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8" office:value-type="string" calcext:value-type="string">
            <text:p>pos</text:p>
          </table:table-cell>
          <table:table-cell/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2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0:52:27.592413595</meta:creation-date>
    <dc:date>2025-08-24T13:28:08.831743756</dc:date>
    <meta:editing-duration>PT2H21M17S</meta:editing-duration>
    <meta:editing-cycles>50</meta:editing-cycles>
    <meta:generator>LibreOffice/25.8.0.4$Linux_X86_64 LibreOffice_project/580$Build-4</meta:generator>
    <meta:document-statistic meta:table-count="1" meta:cell-count="323" meta:object-count="45"/>
  </office:meta>
</office:document-meta>
</file>